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17b3a7" officeooo:paragraph-rsid="0017b3a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rsid="0017b3a7" officeooo:paragraph-rsid="0017b3a7" fo:background-color="#ffff00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1a647e" officeooo:paragraph-rsid="001a647e" fo:background-color="#ffff0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c5665" officeooo:paragraph-rsid="001c5665" fo:background-color="#ffff00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command for SSL certificate of domain</text:p>
      <text:p text:style-name="P1"/>
      <text:p text:style-name="P2">openssl s_client -connect mtf.sa.api.mi.mastercard.com:443 -servername mtf.sa.api.mi.mastercard.com</text:p>
      <text:p text:style-name="P2"/>
      <text:p text:style-name="P3">netstat -tulpn | grep LISTEN</text:p>
      <text:p text:style-name="P3"/>
      <text:p text:style-name="P4"/>
      <text:p text:style-name="P4">acsapp@stg-3ds-app42:~$ curl -X POST -H 'Content-type: application/json' -i 'http://192.168.105.110:8556/pkcs11/SD' --data '{"data":"FUWUSq9pKmMu80vcMMFfbHiBEHOYI48byZph2q7f0yLlh90xyHgVmZvx4uj3gyWXqQiH5VpyDCEn65gXvzx9zhXHpIeNixhfS/vzahZNBIo=","encId":"09","keyAlias":"devbk_s3_enc_256_aes_raw","keyAliasType":"AES256","mode":"HK_AC"}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54:27.711144483</meta:creation-date>
    <dc:date>2020-07-02T13:30:30.069111748</dc:date>
    <meta:editing-duration>PT1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0" meta:character-count="504" meta:non-whitespace-character-count="479"/>
  </office:meta>
</office:document-meta>
</file>